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f5a4" officeooo:paragraph-rsid="0005f5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kalu Field Script</text:p>
      <text:p text:style-name="P1"/>
      <text:p text:style-name="P1">Makalu – frontend /repo</text:p>
      <text:p text:style-name="P1">- makalu /DasFront.git</text:p>
      <text:p text:style-name="P1">- goto DasFront Folder</text:p>
      <text:p text:style-name="P1">- goto Makalu Font</text:p>
      <text:p text:style-name="P1">- git checkout to latest branch mentioned by QC</text:p>
      <text:p text:style-name="P1">- git pull</text:p>
      <text:p text:style-name="P1">- goto dbScripts</text:p>
      <text:p text:style-name="P1">- goto field</text:p>
      <text:p text:style-name="P1">- before running the field script look for username and passwd in Makalu Front external config</text:p>
      <text:p text:style-name="P1">/dwconfig/Makalu/Front/tag/VersionNo./ QC.properties</text:p>
      <text:p text:style-name="P1">-run the script-firlds.sh</text:p>
      <text:p text:style-name="P1">sh script_field.sh</text:p>
      <text:p text:style-name="P1">-provide uname/passwd/hostname/Dbname</text:p>
      <text:p text:style-name="P1">-login to admin panel of makalu</text:p>
      <text:p text:style-name="P1">admin.makalu.qc.deerwalk.com then hit admin.makalu.qc.deerwalk.com/client</text:p>
      <text:p text:style-name="P1">then click on field[L.H.S]</text:p>
      <text:p text:style-name="P1">-click on any ID</text:p>
      <text:p text:style-name="P1">-click edit and click update</text:p>
      <text:p text:style-name="P1">-finally do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jan Shakya</meta:initial-creator>
    <meta:creation-date>2015-08-26T17:06:29.684227199</meta:creation-date>
    <dc:date>2015-08-26T17:11:33.679407405</dc:date>
    <dc:creator>Sajan Shakya</dc:creator>
    <meta:editing-duration>P0D</meta:editing-duration>
    <meta:editing-cycles>1</meta:editing-cycles>
    <meta:document-statistic meta:table-count="0" meta:image-count="0" meta:object-count="0" meta:page-count="1" meta:paragraph-count="20" meta:word-count="85" meta:character-count="603" meta:non-whitespace-character-count="537"/>
    <meta:generator>LibreOffice/4.2.8.2$Linux_X86_64 LibreOffice_project/420m0$Build-2</meta:generator>
  </office:meta>
</office:document-meta>
</file>